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officeooo:paragraph-rsid="001a96c4" style:font-size-asian="12pt" style:font-name-complex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rsid="001a96c4" officeooo:paragraph-rsid="001a96c4" style:font-size-asian="12pt" style:font-name-complex="Times New Roman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1a96c4" officeooo:paragraph-rsid="001a96c4" style:font-size-asian="12pt" style:font-name-complex="Times New Roman"/>
    </style:style>
    <style:style style:name="P4" style:family="paragraph" style:parent-style-name="Standard">
      <style:text-properties style:font-name="Times New Roman" fo:font-size="14pt" officeooo:paragraph-rsid="001a96c4" style:font-size-asian="14pt" style:font-name-complex="Times New Roman"/>
    </style:style>
    <style:style style:name="P5" style:family="paragraph" style:parent-style-name="Standard">
      <style:text-properties style:font-name="Times New Roman" officeooo:paragraph-rsid="001a96c4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font-size="18pt" officeooo:paragraph-rsid="001a96c4" style:font-size-asian="18pt" style:font-size-complex="18pt"/>
    </style:style>
    <style:style style:name="P7" style:family="paragraph" style:parent-style-name="Standard">
      <style:text-properties fo:font-size="18pt" officeooo:paragraph-rsid="001a96c4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officeooo:paragraph-rsid="001a96c4"/>
    </style:style>
    <style:style style:name="P9" style:family="paragraph" style:parent-style-name="Standard">
      <style:paragraph-properties fo:text-align="end" style:justify-single-word="false"/>
      <style:text-properties officeooo:paragraph-rsid="001a96c4"/>
    </style:style>
    <style:style style:name="P10" style:family="paragraph" style:parent-style-name="Standard" style:master-page-name="">
      <style:paragraph-properties fo:margin-left="0cm" fo:margin-right="0cm" fo:line-height="150%" fo:text-align="justify" style:justify-single-word="false" fo:text-indent="1.005cm" style:auto-text-indent="false" style:page-number="auto"/>
      <style:text-properties style:font-name="Times New Roman" fo:font-size="12pt" officeooo:rsid="001a96c4" officeooo:paragraph-rsid="001a96c4" style:font-size-asian="12pt" style:font-name-complex="Times New Roman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005cm" style:auto-text-indent="false"/>
      <style:text-properties style:font-name="Times New Roman" fo:font-size="12pt" officeooo:rsid="001be63b" officeooo:paragraph-rsid="001be63b" style:font-size-asian="12pt" style:font-name-complex="Times New Roman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005cm" style:auto-text-indent="false"/>
      <style:text-properties style:font-name="Times New Roman" fo:font-size="12pt" officeooo:rsid="001c3c81" officeooo:paragraph-rsid="001c3c81" style:font-size-asian="12pt" style:font-name-complex="Times New Roman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005cm" style:auto-text-indent="false"/>
      <style:text-properties style:font-name="Times New Roman" fo:font-size="12pt" officeooo:rsid="001d9dec" officeooo:paragraph-rsid="001d9dec" style:font-size-asian="12pt" style:font-name-complex="Times New Roman"/>
    </style:style>
    <style:style style:name="P14" style:family="paragraph" style:parent-style-name="Cabeçalho_20_do_20_Sumário">
      <style:paragraph-properties fo:text-align="center" style:justify-single-word="false"/>
      <style:text-properties fo:color="#000000" style:font-name="Times New Roman" fo:font-size="20pt" fo:font-weight="normal" officeooo:paragraph-rsid="001a96c4" style:font-name-asian="Calibri" style:font-size-asian="20pt" style:font-weight-asian="normal" style:font-name-complex="Times New Roman" style:font-size-complex="11pt" style:font-weight-complex="normal"/>
    </style:style>
    <style:style style:name="P15" style:family="paragraph" style:parent-style-name="Cabeçalho_20_do_20_Sumário" style:master-page-name="Standard">
      <style:paragraph-properties style:page-number="auto"/>
      <style:text-properties fo:color="#000000" style:text-position="super 58%" style:font-name="Times New Roman" fo:font-size="18pt" fo:font-weight="normal" officeooo:paragraph-rsid="001a96c4" style:font-name-asian="Calibri" style:font-size-asian="18pt" style:font-weight-asian="normal" style:font-name-complex="Times New Roman" style:font-size-complex="18pt" style:font-weight-complex="normal"/>
    </style:style>
    <style:style style:name="T1" style:family="text">
      <style:text-properties style:font-name="Times New Roman" fo:font-size="14pt" style:font-size-asian="14pt" style:font-name-complex="Times New Roman"/>
    </style:style>
    <style:style style:name="T2" style:family="text">
      <style:text-properties style:font-name="Times New Roman" fo:font-size="14pt" officeooo:rsid="001a96c4" style:font-size-asian="14pt" style:font-name-complex="Times New Roman"/>
    </style:style>
    <style:style style:name="T3" style:family="text">
      <style:text-properties style:font-name="Times New Roman" fo:font-size="14pt" style:font-name-asian="Times New Roman" style:font-size-asian="14pt" style:font-name-complex="Times New Roman"/>
    </style:style>
    <style:style style:name="T4" style:family="text">
      <style:text-properties style:font-name="Times New Roman" fo:font-size="14pt" officeooo:rsid="001a96c4" style:font-name-asian="Times New Roman" style:font-size-asian="14pt" style:font-name-complex="Times New Roman"/>
    </style:style>
    <style:style style:name="T5" style:family="text">
      <style:text-properties officeooo:rsid="001a96c4"/>
    </style:style>
    <style:style style:name="T6" style:family="text">
      <style:text-properties officeooo:rsid="001b9e83"/>
    </style:style>
    <style:style style:name="T7" style:family="text">
      <style:text-properties officeooo:rsid="001be63b"/>
    </style:style>
    <style:style style:name="T8" style:family="text">
      <style:text-properties officeooo:rsid="001c3c81"/>
    </style:style>
    <style:style style:name="T9" style:family="text">
      <style:text-properties officeooo:rsid="001d9d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6">ME71<text:span text:style-name="T5">5</text:span> – <text:span text:style-name="T5">Econometria</text:span></text:p>
      <text:p text:style-name="P7"/>
      <text:p text:style-name="P7"/>
      <text:p text:style-name="P7"/>
      <text:p text:style-name="P14"><text:bookmark-start text:name="__RefHeading__7_479536407"/>TRABALHO DE <text:span text:style-name="T5">ECONOMETRIA</text:span><text:bookmark-end text:name="__RefHeading__7_479536407"/></text:p>
      <text:p text:style-name="P8"><text:span text:style-name="T1"/></text:p>
      <text:p text:style-name="P4"/>
      <text:p text:style-name="P4"/>
      <text:p text:style-name="P4"/>
      <text:p text:style-name="P4"/>
      <text:p text:style-name="P9"><text:span text:style-name="T2">Flavio Barros</text:span><text:span text:style-name="T1"><text:tab/>RA: </text:span><text:span text:style-name="T2">016120</text:span></text:p>
      <text:p text:style-name="P9"><text:span text:style-name="T4">Marcus Watari</text:span><text:span text:style-name="T1"><text:tab/>RA: </text:span></text:p>
      <text:p text:style-name="P9"><text:span text:style-name="T3"><text:s text:c="4"/></text:span></text:p>
      <text:p text:style-name="P5"/>
      <text:p text:style-name="P5"/>
      <text:p text:style-name="P5"/>
      <text:p text:style-name="P1"/>
      <text:p text:style-name="P1"/>
      <text:p text:style-name="P1"/>
      <text:p text:style-name="P1">27 de junho de 201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1. Introdução</text:p>
      <text:p text:style-name="P2"/>
      <text:p text:style-name="P2"/>
      <text:p text:style-name="P10">Nesse trabalho nosso objetivo é analisar os dados do vestibular da Unicam<text:span text:style-name="T7">p,</text:span> aplicado no ano 2000, <text:span text:style-name="T6">escolher variáveis do questionário socioeconômico e avaliar o impacto dessas variáveis nas notas da primeira fase dos alunos</text:span>. Os dados foram fornecidos pela própria Unicamp, em duas tabelas, <text:span text:style-name="T6">nos </text:span>arquivos <text:span text:style-name="T6">V2000_Fase1.txt e V2000_QSEPR.txt.</text:span></text:p>
      <text:p text:style-name="P11"><text:span text:style-name="T6">C</text:span>omo o conjunto de dados conta com um questionário muito grande, com 73 perguntas distintas, inicialmente separamos aquelas questões que achamos mais importantes em relação às notas dos alunos na primeira fase. </text:p>
      <text:p text:style-name="P11">Observamos que há muitas variáveis com grandes quantidades de respostas em branco, e categorias com quantidades pequenas de amostra. Devemos tomar cuidado ao inserir essas variáveis nos modelos.</text:p>
      <text:p text:style-name="P11"><text:s/>Na etapa de preparação, combinaremos a variável "Renda" com "Número de pessoas que vivem da renda" pois imaginamos que a interação renda x pessoas, ao invés de utilizar somente a renda, possa trazer mais informações sobre a situação financeira</text:p>
      <text:p text:style-name="P11"><text:s text:c="2"/>A interação P38 e P39 com o curso escolhido (ou a grande área do curso como Humanas e Exatas) pode ser uma variável interessante, pois o efeito de uma pessoa que lê filosofia ou poesia para quem vai prestar Letras ou Estudos Literários pode ser diferente de para quem irá prestar Matemática ou Estatística</text:p>
      <text:p text:style-name="P11"><text:s text:c="2"/>Acreditamos que a interação Sexo x Nível de instrução do pai e Sexo x Nível de instrução da mãe possa ser relevante, pois é comum os filhos procurarem profissões semelhantes à do pai, e as filhas às da mãe, ou alguma relação de sexo com pai vs mãe. </text:p>
      <text:p text:style-name="P11"><text:s text:c="2"/>A quantidade de linhas no arquivo relativo à Fase1 é diferente da quantidade de linhas dos arquivos relativos ao questionário socioeconômico, social1 e social2, provavelmente por que esse questionário é realizado antes da primeira fase, e na Fase 1 não deve conter informação de candidato que não foi realizar a prova. Em torno de 2,5% dos candidatos faltaram ao vestibular, dado que parece plausível. Utilizaremos os dados somente dos candidatos em comum nas duas bases.</text:p>
      <text:p text:style-name="P11">Dadas as considerações elicitadas, inicialmente selecionamos um conjunto de 17 variáveis:</text:p>
      <text:p text:style-name="P11"><text:s text:c="2"/># Sexo (P1)</text:p>
      <text:p text:style-name="P11"><text:s text:c="2"/># Idade (P2)</text:p>
      <text:p text:style-name="P11"><text:s text:c="2"/># Estado Civil (P3)</text:p>
      <text:p text:style-name="P11"><text:s text:c="2"/># Localização da Residência (P4)</text:p>
      <text:p text:style-name="P11"><text:s text:c="2"/># Universidades prestadas (P5)</text:p>
      <text:p text:style-name="P11"><text:soft-page-break/><text:s text:c="2"/># Tipo de escola, primeiro grau (P6)</text:p>
      <text:p text:style-name="P11"><text:s text:c="2"/># Tipo de escola, segundo g<text:span text:style-name="T8">r</text:span>au (P7)</text:p>
      <text:p text:style-name="P11"><text:s text:c="2"/># Se realizou cursinho (P11)</text:p>
      <text:p text:style-name="P11"><text:s text:c="2"/># Já cursou ensino superior (P17)</text:p>
      <text:p text:style-name="P11"><text:s text:c="2"/># Renda (P25)</text:p>
      <text:p text:style-name="P11"><text:s text:c="2"/># Número de pessoas na família que vivem da renda indicada (P26)</text:p>
      <text:p text:style-name="P11"><text:s text:c="2"/># Nível de instrução do pai (P31)</text:p>
      <text:p text:style-name="P11"><text:s text:c="2"/># Nível de instrução da mãe (P32)</text:p>
      <text:p text:style-name="P11"><text:s text:c="2"/># Exerce atividade remunerada (P33)</text:p>
      <text:p text:style-name="P11"><text:s text:c="2"/># O que lê (P38)</text:p>
      <text:p text:style-name="P11"><text:s text:c="2"/># Revista que assina (P39)</text:p>
      <text:p text:style-name="P11"><text:s text:c="2"/># Lê jornal (P40)</text:p>
      <text:p text:style-name="P11"/>
      <text:p text:style-name="P11"><text:s/>Consideramos a variável sexo importante pois o gênero influencia em certa medida o curso escolhido, e dependendo do curso escolhido os requisitos de ingresso são diferentes. Nos cursos de exatas por exemplo, a prova de Matemática tem um peso maior que nos cursos de humanas, e nos cursos de exatas existe uma concentração maior de estudantes do sexo masculino.</text:p>
      <text:p text:style-name="P12">A idade é importante pois as escolhas dos indivíduos estão associadas ao ambiente e à condição social. Indivíduos mais velhos podem ter certa urgência para procurar uma formação profissional, e podem ter a tendência de não se candidatarem a cursos com alta demanda, devido à possibilidade de reprovação. O mesmo vale para candidatos casados, que podem nesse caso serem pais de família, tal que necessidades imediatas impões restrições quanto ao curso, tempo de preparação e consequentemente a nota do vestibular.</text:p>
      <text:p text:style-name="P12">A localização da residência pode funcionar com um proxy no nível socioeconômico do indivíduo, tal que em regiões mais ricas, com bairros mais valorizados, os estudantes podem vir a ter melhores oportunidades de serem aprovados no vestibular.</text:p>
      <text:p text:style-name="P12">O número de universidades prestadas também pode ter importância significativa, umas vez que o fato de o estudante poder prestar vários vestibulares pode ser indicativo do nível socioeconômico do candidato. </text:p>
      <text:p text:style-name="P12">No Brasil, como mostra o Censo da Educação e também os resultados do ENEM, escolas particulares costumam apresentar resultados melhores que escolas públicas, tal que a <text:s/>variável Tipo de Escola, tanto para primeiro quanto para o segundo grau, podem ser importantes fatores no resultado dos alunos na primeira fase. O mesmo vale para a variável que indica se o aluno realizou cursinho, uma vez que espera-se que alunos que frequentaram cursos pré-vestibular possam ter se preparado melhor para as provas. Também espera-se que alunos com experiência prévia em nível <text:soft-page-break/>superior possam ter um desempenho melhor.</text:p>
      <text:p text:style-name="P12">A renda e o <text:span text:style-name="T9">número de pessoas na família que vivem com a renda indicada são um importante fator socioeconômico para a nota do vestibular. Existem pesquisas na área de educação que mostram uma relação forte entre escolaridade e renda.</text:span></text:p>
      <text:p text:style-name="P13"><text:span text:style-name="T9">O </text:span>nível de instrução dos pais também podem ser 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abeçalho_20_do_20_Sumário" style:display-name="Cabeçalho do Sumário" style:family="paragraph" style:parent-style-name="Heading_20_1" style:next-style-name="Standard" style:default-outline-level="" style:list-style-name="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016120 </meta:initial-creator>
    <meta:creation-date>2014-06-27T13:28:09.711171556</meta:creation-date>
    <dc:date>2014-06-27T14:29:20.214494439</dc:date>
    <dc:creator>ra016120 </dc:creator>
    <meta:editing-duration>PT11M36S</meta:editing-duration>
    <meta:editing-cycles>2</meta:editing-cycles>
    <meta:generator>LibreOffice/4.1.1.2$Linux_X86_64 LibreOffice_project/7e4286b58adc75a14f6d83f53a03b6c11fa2903</meta:generator>
    <meta:document-statistic meta:table-count="0" meta:image-count="0" meta:object-count="0" meta:page-count="4" meta:paragraph-count="39" meta:word-count="798" meta:character-count="4937" meta:non-whitespace-character-count="4125"/>
  </office:meta>
</office:document-meta>
</file>